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8pt" style:font-size-asian="8pt" style:font-size-complex="8pt"/>
    </style:style>
    <style:style style:name="P2" style:parent-style-name="Normal" style:family="paragraph">
      <style:text-properties fo:font-size="8pt" style:font-size-asian="8pt" style:font-size-complex="8pt"/>
    </style:style>
    <style:style style:name="P3" style:parent-style-name="Normal" style:family="paragraph">
      <style:text-properties fo:font-size="8pt" style:font-size-asian="8pt" style:font-size-complex="8pt"/>
    </style:style>
    <style:style style:name="P4" style:parent-style-name="Normal" style:family="paragraph">
      <style:text-properties fo:font-size="8pt" style:font-size-asian="8pt" style:font-size-complex="8pt"/>
    </style:style>
    <style:style style:name="P5" style:parent-style-name="Normal" style:family="paragraph">
      <style:text-properties fo:font-size="8pt" style:font-size-asian="8pt" style:font-size-complex="8pt"/>
    </style:style>
    <style:style style:name="P6" style:parent-style-name="Normal" style:family="paragraph">
      <style:text-properties fo:font-size="8pt" style:font-size-asian="8pt" style:font-size-complex="8pt"/>
    </style:style>
    <style:style style:name="P7" style:parent-style-name="Normal" style:family="paragraph">
      <style:text-properties fo:font-size="8pt" style:font-size-asian="8pt" style:font-size-complex="8pt"/>
    </style:style>
    <style:style style:name="P8" style:parent-style-name="Normal" style:family="paragraph">
      <style:text-properties fo:font-size="8pt" style:font-size-asian="8pt" style:font-size-complex="8pt"/>
    </style:style>
    <style:style style:name="P9" style:parent-style-name="Normal" style:family="paragraph">
      <style:text-properties fo:font-size="8pt" style:font-size-asian="8pt" style:font-size-complex="8pt"/>
    </style:style>
    <style:style style:name="P10" style:parent-style-name="Normal" style:family="paragraph">
      <style:text-properties fo:font-size="8pt" style:font-size-asian="8pt" style:font-size-complex="8pt"/>
    </style:style>
    <style:style style:name="P11" style:parent-style-name="Normal" style:family="paragraph">
      <style:text-properties fo:font-size="8pt" style:font-size-asian="8pt" style:font-size-complex="8pt"/>
    </style:style>
    <style:style style:name="P12" style:parent-style-name="Normal" style:family="paragraph">
      <style:text-properties fo:font-size="8pt" style:font-size-asian="8pt" style:font-size-complex="8pt"/>
    </style:style>
    <style:style style:name="P13" style:parent-style-name="Normal" style:family="paragraph">
      <style:text-properties fo:font-size="8pt" style:font-size-asian="8pt" style:font-size-complex="8pt"/>
    </style:style>
    <style:style style:name="P14" style:parent-style-name="Normal" style:family="paragraph">
      <style:text-properties fo:font-size="8pt" style:font-size-asian="8pt" style:font-size-complex="8pt"/>
    </style:style>
    <style:style style:name="P15" style:parent-style-name="Normal" style:family="paragraph">
      <style:text-properties fo:font-size="8pt" style:font-size-asian="8pt" style:font-size-complex="8pt"/>
    </style:style>
    <style:style style:name="P16" style:parent-style-name="Normal" style:family="paragraph">
      <style:text-properties fo:font-size="8pt" style:font-size-asian="8pt" style:font-size-complex="8pt"/>
    </style:style>
    <style:style style:name="P17" style:parent-style-name="Normal" style:family="paragraph">
      <style:text-properties fo:font-size="8pt" style:font-size-asian="8pt" style:font-size-complex="8pt"/>
    </style:style>
    <style:style style:name="P18" style:parent-style-name="Normal" style:family="paragraph">
      <style:text-properties fo:font-size="8pt" style:font-size-asian="8pt" style:font-size-complex="8pt"/>
    </style:style>
    <style:style style:name="P19" style:parent-style-name="Normal" style:family="paragraph">
      <style:text-properties fo:font-size="8pt" style:font-size-asian="8pt" style:font-size-complex="8pt"/>
    </style:style>
    <style:style style:name="P20" style:parent-style-name="Normal" style:family="paragraph">
      <style:text-properties fo:font-size="8pt" style:font-size-asian="8pt" style:font-size-complex="8pt"/>
    </style:style>
    <style:style style:name="P21" style:parent-style-name="Normal" style:family="paragraph">
      <style:text-properties fo:font-size="8pt" style:font-size-asian="8pt" style:font-size-complex="8pt"/>
    </style:style>
    <style:style style:name="P22" style:parent-style-name="Normal" style:family="paragraph">
      <style:text-properties fo:font-size="8pt" style:font-size-asian="8pt" style:font-size-complex="8pt"/>
    </style:style>
    <style:style style:name="P23" style:parent-style-name="Normal" style:family="paragraph">
      <style:text-properties fo:font-size="8pt" style:font-size-asian="8pt" style:font-size-complex="8pt"/>
    </style:style>
    <style:style style:name="P24" style:parent-style-name="Normal" style:family="paragraph">
      <style:text-properties fo:font-size="8pt" style:font-size-asian="8pt" style:font-size-complex="8pt"/>
    </style:style>
    <style:style style:name="P25" style:parent-style-name="Normal" style:family="paragraph">
      <style:text-properties fo:font-size="8pt" style:font-size-asian="8pt" style:font-size-complex="8pt"/>
    </style:style>
    <style:style style:name="P26" style:parent-style-name="Normal" style:family="paragraph">
      <style:text-properties fo:font-size="8pt" style:font-size-asian="8pt" style:font-size-complex="8pt"/>
    </style:style>
    <style:style style:name="P27" style:parent-style-name="Normal" style:family="paragraph">
      <style:text-properties fo:font-size="8pt" style:font-size-asian="8pt" style:font-size-complex="8pt"/>
    </style:style>
    <style:style style:name="P28" style:parent-style-name="Normal" style:family="paragraph">
      <style:text-properties fo:font-size="8pt" style:font-size-asian="8pt" style:font-size-complex="8pt"/>
    </style:style>
    <style:style style:name="P29" style:parent-style-name="Normal" style:family="paragraph">
      <style:text-properties fo:font-size="8pt" style:font-size-asian="8pt" style:font-size-complex="8pt"/>
    </style:style>
    <style:style style:name="P30" style:parent-style-name="Normal" style:family="paragraph">
      <style:text-properties fo:font-size="8pt" style:font-size-asian="8pt" style:font-size-complex="8pt"/>
    </style:style>
    <style:style style:name="P31" style:parent-style-name="Normal" style:family="paragraph">
      <style:text-properties fo:font-size="8pt" style:font-size-asian="8pt" style:font-size-complex="8pt"/>
    </style:style>
    <style:style style:name="P32" style:parent-style-name="Normal" style:family="paragraph">
      <style:text-properties fo:font-size="8pt" style:font-size-asian="8pt" style:font-size-complex="8pt"/>
    </style:style>
    <style:style style:name="P33" style:parent-style-name="Normal" style:family="paragraph">
      <style:text-properties fo:font-size="8pt" style:font-size-asian="8pt" style:font-size-complex="8pt"/>
    </style:style>
    <style:style style:name="P34" style:parent-style-name="Normal" style:family="paragraph">
      <style:text-properties fo:font-size="8pt" style:font-size-asian="8pt" style:font-size-complex="8pt"/>
    </style:style>
    <style:style style:name="P35" style:parent-style-name="Normal" style:family="paragraph">
      <style:text-properties fo:font-size="8pt" style:font-size-asian="8pt" style:font-size-complex="8pt"/>
    </style:style>
    <style:style style:name="P36" style:parent-style-name="Normal" style:family="paragraph">
      <style:text-properties fo:font-size="8pt" style:font-size-asian="8pt" style:font-size-complex="8pt"/>
    </style:style>
    <style:style style:name="P37" style:parent-style-name="Normal" style:family="paragraph">
      <style:text-properties fo:font-size="8pt" style:font-size-asian="8pt" style:font-size-complex="8pt"/>
    </style:style>
    <style:style style:name="P38" style:parent-style-name="Normal" style:family="paragraph">
      <style:text-properties fo:font-size="8pt" style:font-size-asian="8pt" style:font-size-complex="8pt"/>
    </style:style>
    <style:style style:name="P39" style:parent-style-name="Normal" style:family="paragraph">
      <style:text-properties fo:font-size="8pt" style:font-size-asian="8pt" style:font-size-complex="8pt"/>
    </style:style>
    <style:style style:name="P40" style:parent-style-name="Normal" style:family="paragraph">
      <style:text-properties fo:font-size="8pt" style:font-size-asian="8pt" style:font-size-complex="8pt"/>
    </style:style>
    <style:style style:name="P41" style:parent-style-name="Normal" style:family="paragraph">
      <style:text-properties fo:font-size="8pt" style:font-size-asian="8pt" style:font-size-complex="8pt"/>
    </style:style>
    <style:style style:name="P42" style:parent-style-name="Normal" style:family="paragraph">
      <style:text-properties fo:font-size="8pt" style:font-size-asian="8pt" style:font-size-complex="8pt"/>
    </style:style>
    <style:style style:name="P43" style:parent-style-name="Normal" style:family="paragraph">
      <style:text-properties fo:font-size="8pt" style:font-size-asian="8pt" style:font-size-complex="8pt"/>
    </style:style>
    <style:style style:name="P44" style:parent-style-name="Normal" style:family="paragraph">
      <style:text-properties fo:font-size="8pt" style:font-size-asian="8pt" style:font-size-complex="8pt"/>
    </style:style>
    <style:style style:name="P45" style:parent-style-name="Normal" style:family="paragraph">
      <style:text-properties fo:font-size="8pt" style:font-size-asian="8pt" style:font-size-complex="8pt"/>
    </style:style>
    <style:style style:name="P46" style:parent-style-name="Normal" style:family="paragraph">
      <style:text-properties fo:font-size="8pt" style:font-size-asian="8pt" style:font-size-complex="8pt"/>
    </style:style>
    <style:style style:name="P47" style:parent-style-name="Normal" style:family="paragraph">
      <style:text-properties fo:font-size="8pt" style:font-size-asian="8pt" style:font-size-complex="8pt"/>
    </style:style>
    <style:style style:name="P48" style:parent-style-name="Normal" style:family="paragraph">
      <style:text-properties fo:font-size="8pt" style:font-size-asian="8pt" style:font-size-complex="8pt"/>
    </style:style>
    <style:style style:name="P49" style:parent-style-name="Normal" style:family="paragraph">
      <style:text-properties fo:font-size="8pt" style:font-size-asian="8pt" style:font-size-complex="8pt"/>
    </style:style>
    <style:style style:name="P50" style:parent-style-name="Normal" style:family="paragraph">
      <style:text-properties fo:font-size="8pt" style:font-size-asian="8pt" style:font-size-complex="8pt"/>
    </style:style>
    <style:style style:name="P51" style:parent-style-name="Normal" style:family="paragraph">
      <style:text-properties fo:font-size="8pt" style:font-size-asian="8pt" style:font-size-complex="8pt"/>
    </style:style>
    <style:style style:name="P52" style:parent-style-name="Normal" style:family="paragraph">
      <style:text-properties fo:font-size="8pt" style:font-size-asian="8pt" style:font-size-complex="8pt"/>
    </style:style>
    <style:style style:name="P53" style:parent-style-name="Normal" style:family="paragraph">
      <style:text-properties fo:font-size="8pt" style:font-size-asian="8pt" style:font-size-complex="8pt"/>
    </style:style>
    <style:style style:name="P54" style:parent-style-name="Normal" style:family="paragraph">
      <style:text-properties fo:font-size="8pt" style:font-size-asian="8pt" style:font-size-complex="8pt"/>
    </style:style>
    <style:style style:name="P55" style:parent-style-name="Normal" style:family="paragraph">
      <style:text-properties fo:font-size="8pt" style:font-size-asian="8pt" style:font-size-complex="8pt"/>
    </style:style>
    <style:style style:name="P56" style:parent-style-name="Normal" style:family="paragraph">
      <style:text-properties fo:font-size="8pt" style:font-size-asian="8pt" style:font-size-complex="8pt"/>
    </style:style>
    <style:style style:name="P57" style:parent-style-name="Normal" style:family="paragraph">
      <style:text-properties fo:font-size="8pt" style:font-size-asian="8pt" style:font-size-complex="8pt"/>
    </style:style>
    <style:style style:name="T58" style:parent-style-name="DefaultParagraphFont" style:family="text">
      <style:text-properties fo:font-size="8pt" style:font-size-asian="8pt" style:font-size-complex="8pt"/>
    </style:style>
  </office:automatic-styles>
  <office:body>
    <office:text text:use-soft-page-breaks="true">
      <text:p text:style-name="P1">import cv2</text:p>
      <text:p text:style-name="P2"># Load and preprocess image</text:p>
      <text:p text:style-name="P3">img =” cv2.imread(C:\\Users\\ADMIN\\Pictures\\as.jpg” # Corrected path</text:p>
      <text:p text:style-name="P4">gray = cv2.cvtColor(img, cv2.COLOR_BGR2GRAY)</text:p>
      <text:p text:style-name="P5">ret, thresh = cv2.threshold(gray, 127, 255, cv2.THRESH_BINARY)</text:p>
      <text:p text:style-name="P6"># Find contours</text:p>
      <text:p text:style-name="P7">contours, _ = cv2.findContours(thresh, cv2.RETR_EXTERNAL, cv2.CHAIN_APPROX_SIMPLE)</text:p>
      <text:p text:style-name="P8"># Draw contours on original image</text:p>
      <text:p text:style-name="P9">cv2.drawContours(img, contours, -1, (0, 255, 0), 2)</text:p>
      <text:p text:style-name="P10">cv2.imshow("Contours", img)</text:p>
      <text:p text:style-name="P11">cv2.waitKey(0)</text:p>
      <text:p text:style-name="P12">cv2.destroyAllWindows()</text:p>
      <text:p text:style-name="P13">import cv2</text:p>
      <text:p text:style-name="P14">import numpy as np</text:p>
      <text:p text:style-name="P15"># Load the image</text:p>
      <text:p text:style-name="P16">img = cv2.imread(” cv2.imread(C:\\Users\\ADMIN\\Pictures\\as.jpg”)</text:p>
      <text:p text:style-name="P17">(h, w) = img.shape[:2]</text:p>
      <text:p text:style-name="P18"/>
      <text:p text:style-name="P19"># ----------------- 1. Translation -----------------</text:p>
      <text:p text:style-name="P20">tx, ty = 50, 30 <text:s/># Shift by 50 right and 30 down</text:p>
      <text:p text:style-name="P21">translation_matrix = np.float32([[1, 0, tx], [0, 1, ty]])</text:p>
      <text:p text:style-name="P22">translated = cv2.warpAffine(img, translation_matrix, (w, h))</text:p>
      <text:p text:style-name="P23"/>
      <text:p text:style-name="P24"># ----------------- 2. Rotation -----------------</text:p>
      <text:p text:style-name="P25">angle = 45</text:p>
      <text:p text:style-name="P26">scale = 1.0</text:p>
      <text:p text:style-name="P27">center = (w // 2, h // 2)</text:p>
      <text:p text:style-name="P28">rotation_matrix = cv2.getRotationMatrix2D(center, angle, scale)</text:p>
      <text:p text:style-name="P29">rotated = cv2.warpAffine(img, rotation_matrix, (w, h))</text:p>
      <text:p text:style-name="P30"/>
      <text:p text:style-name="P31"># ----------------- 3. Scaling -----------------</text:p>
      <text:p text:style-name="P32">scaled = cv2.resize(img, None, fx=1.5, fy=1.5, interpolation=cv2.INTER_LINEAR)</text:p>
      <text:p text:style-name="P33"/>
      <text:p text:style-name="P34"># ----------------- 4. Flipping -----------------</text:p>
      <text:p text:style-name="P35">flip_horizontal = cv2.flip(img, 1) <text:s/># 1: Horizontal flip</text:p>
      <text:p text:style-name="P36"/>
      <text:p text:style-name="P37"># ----------------- 5. Affine Transformation -----------------</text:p>
      <text:p text:style-name="P38">pts1 = np.float32([[50, 50], [200, 50], [50, 200]])</text:p>
      <text:soft-page-break/>
      <text:p text:style-name="P39">pts2 = np.float32([[10, 100], [200, 50], [100, 250]])</text:p>
      <text:p text:style-name="P40">affine_matrix = cv2.getAffineTransform(pts1, pts2)</text:p>
      <text:p text:style-name="P41">affine = cv2.warpAffine(img, affine_matrix, (w, h))</text:p>
      <text:p text:style-name="P42"/>
      <text:p text:style-name="P43"># ----------------- 6. Perspective Transformation -----------------</text:p>
      <text:p text:style-name="P44">pts1 = np.float32([[0, 0], [w-1, 0], [0, h-1], [w-1, h-1]])</text:p>
      <text:p text:style-name="P45">pts2 = np.float32([[0, 0], [w-1, 0], [50, h-1], [w-50, h-1]])</text:p>
      <text:p text:style-name="P46">perspective_matrix = cv2.getPerspectiveTransform(pts1, pts2)</text:p>
      <text:p text:style-name="P47">perspective = cv2.warpPerspective(img, perspective_matrix, (w, h))</text:p>
      <text:p text:style-name="P48"/>
      <text:p text:style-name="P49"># ----------------- Display Results -----------------</text:p>
      <text:p text:style-name="P50">cv2.imshow("Original", img)</text:p>
      <text:p text:style-name="P51">cv2.imshow("Translated", translated)</text:p>
      <text:p text:style-name="P52">cv2.imshow("Rotated", rotated)</text:p>
      <text:p text:style-name="P53">cv2.imshow("Scaled", scaled)</text:p>
      <text:p text:style-name="P54">cv2.imshow("Flipped", flip_horizontal)</text:p>
      <text:p text:style-name="P55">cv2.imshow("Affine", affine)</text:p>
      <text:p text:style-name="P56">cv2.imshow("Perspective", perspective)</text:p>
      <text:p text:style-name="P57">cv2.waitKey(0)</text:p>
      <text:p text:style-name="Normal"><text:span text:style-name="T58">cv2.destroyAllWindows(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MIN</meta:initial-creator>
    <dc:creator>ADMIN</dc:creator>
    <meta:creation-date>2025-05-17T13:28:00Z</meta:creation-date>
    <dc:date>2025-05-17T13:28:00Z</dc:date>
    <meta:template xlink:href="Normal" xlink:type="simple"/>
    <meta:editing-cycles>2</meta:editing-cycles>
    <meta:editing-duration>PT60S</meta:editing-duration>
    <meta:document-statistic meta:page-count="2" meta:paragraph-count="4" meta:word-count="328" meta:character-count="2199" meta:row-count="15" meta:non-whitespace-character-count="1875"/>
  </office:meta>
</office:document-meta>
</file>